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9BBB59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2">
      <style:table-cell-properties fo:background-color="#9BBB5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095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2.9845cm"/>
    </style:style>
    <style:style style:name="co7" style:family="table-column">
      <style:table-column-properties fo:break-before="auto" style:column-width="1.7145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kiz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ead</text:p>
          </table:table-cell>
          <table:table-cell office:value-type="string" table:style-name="ce2">
            <text:p>hhtyp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w_hours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ineducation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alleinerz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adult_num_tu</text:p>
          </table:table-cell>
          <table:table-cell office:value-type="string" table:style-name="ce2">
            <text:p>child_num_tu</text:p>
          </table:table-cell>
          <table:table-cell office:value-type="string" table:style-name="ce2">
            <text:p>alg2_grossek_hh</text:p>
          </table:table-cell>
          <table:table-cell office:value-type="string" table:style-name="ce2">
            <text:p>ar_alg2_ek_hh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year</text:p>
          </table:table-cell>
          <table:table-cell office:value-type="string" table:style-name="ce3">
            <text:p>kiz_temp</text:p>
          </table:table-cell>
          <table:table-cell table:number-columns-repeated="3" table:style-name="ce4"/>
          <table:table-cell office:value-type="string" table:style-name="ce2">
            <text:p>kiz_ek_regel</text:p>
          </table:table-cell>
          <table:table-cell office:value-type="string" table:style-name="ce2">
            <text:p>kiz_ek_kdu</text:p>
          </table:table-cell>
          <table:table-cell table:style-name="ce2"/>
          <table:table-cell office:value-type="string" table:style-name="ce4">
            <text:p>kiz_ek_relev</text:p>
          </table:table-cell>
          <table:table-cell office:value-type="string" table:style-name="ce2">
            <text:p>kiz_ek_max</text:p>
          </table:table-cell>
          <table:table-cell office:value-type="string" table:style-name="ce2">
            <text:p>kiz_incrange</text:p>
          </table:table-cell>
          <table:table-cell office:value-type="string" table:style-name="ce2">
            <text:p>kiz_ek_anr</text:p>
          </table:table-cell>
          <table:table-cell office:value-type="string" table:style-name="ce2">
            <text:p>kiz_temp</text:p>
          </table:table-cell>
          <table:table-cell table:number-columns-repeated="16349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I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R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R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G2]*[.R2]*140-[.AH2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M2]+[.N2])" table:style-name="ce8">
            <text:p>665.28</text:p>
          </table:table-cell>
          <table:table-cell table:style-name="ce8"/>
          <table:table-cell office:value-type="float" office:value="1393.28" table:formula="of:=[.AB2]+[.AC2]" table:style-name="ce9">
            <text:p>1393.28</text:p>
          </table:table-cell>
          <table:table-cell office:value-type="float" office:value="1563.28" table:formula="of:=[.AE2]+170*[.R2]" table:style-name="ce10">
            <text:p>1563.3</text:p>
          </table:table-cell>
          <table:table-cell office:value-type="boolean" office:boolean-value="true" table:formula="of:=AND(([.S2]&gt;900);([.T2]&lt;=[.AF2]))" table:style-name="ce1">
            <text:p>WAHR</text:p>
          </table:table-cell>
          <table:table-cell office:value-type="float" office:value="0" table:formula="of:=0.5*MAX([.T2]-[.AE2];0)" table:style-name="ce8">
            <text:p>0.00</text:p>
          </table:table-cell>
          <table:table-cell office:value-type="float" office:value="140" table:formula="of:=[.AG2]*140*[.R2]-[.AH2]" table:style-name="ce8">
            <text:p>140.00</text:p>
          </table:table-cell>
          <table:table-cell table:number-columns-repeated="1634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I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R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R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G3]*[.R3]*140-[.AH3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M3]+[.N3])" table:style-name="ce8">
            <text:p>665.28</text:p>
          </table:table-cell>
          <table:table-cell table:style-name="ce8"/>
          <table:table-cell office:value-type="float" office:value="1393.28" table:formula="of:=[.AB3]+[.AC3]" table:style-name="ce9">
            <text:p>1393.28</text:p>
          </table:table-cell>
          <table:table-cell office:value-type="float" office:value="1563.28" table:formula="of:=[.AE3]+170*[.R3]" table:style-name="ce10">
            <text:p>1563.3</text:p>
          </table:table-cell>
          <table:table-cell office:value-type="boolean" office:boolean-value="true" table:formula="of:=AND(([.S3]&gt;900);([.T3]&lt;=[.AF3]))" table:style-name="ce1">
            <text:p>WAHR</text:p>
          </table:table-cell>
          <table:table-cell office:value-type="float" office:value="0" table:formula="of:=0.5*MAX([.T3]-[.AE3];0)" table:style-name="ce1">
            <text:p>0</text:p>
          </table:table-cell>
          <table:table-cell office:value-type="float" office:value="140" table:formula="of:=[.AG3]*140*[.R3]-[.AH3]" table:style-name="ce8">
            <text:p>140.00</text:p>
          </table:table-cell>
          <table:table-cell table:number-columns-repeated="1634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I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R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R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G4]*[.R4]*140-[.AH4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M4]+[.N4])" table:style-name="ce8">
            <text:p>665.28</text:p>
          </table:table-cell>
          <table:table-cell table:style-name="ce8"/>
          <table:table-cell office:value-type="float" office:value="1393.28" table:formula="of:=[.AB4]+[.AC4]" table:style-name="ce9">
            <text:p>1393.28</text:p>
          </table:table-cell>
          <table:table-cell office:value-type="float" office:value="1563.28" table:formula="of:=[.AE4]+170*[.R4]" table:style-name="ce10">
            <text:p>1563.3</text:p>
          </table:table-cell>
          <table:table-cell office:value-type="boolean" office:boolean-value="true" table:formula="of:=AND(([.S4]&gt;900);([.T4]&lt;=[.AF4]))" table:style-name="ce1">
            <text:p>WAHR</text:p>
          </table:table-cell>
          <table:table-cell office:value-type="float" office:value="0" table:formula="of:=0.5*MAX([.T4]-[.AE4];0)" table:style-name="ce1">
            <text:p>0</text:p>
          </table:table-cell>
          <table:table-cell office:value-type="float" office:value="140" table:formula="of:=[.AG4]*140*[.R4]-[.AH4]" table:style-name="ce8">
            <text:p>140.00</text:p>
          </table:table-cell>
          <table:table-cell table:number-columns-repeated="16349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I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5]-[.R5]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00" table:style-name="ce5">
            <text:p>800</text:p>
          </table:table-cell>
          <table:table-cell office:value-type="float" office:value="512" table:style-name="ce5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3" table:style-name="ce5">
            <text:p>2013</text:p>
          </table:table-cell>
          <table:table-cell office:value-type="float" office:value="0" table:formula="of:=[.AG5]*[.R5]*140-[.AH5]" table:style-name="ce6">
            <text:p>0.00</text:p>
          </table:table-cell>
          <table:table-cell table:style-name="ce7"/>
          <table:table-cell table:number-columns-repeated="2" table:style-name="ce11"/>
          <table:table-cell office:value-type="float" office:value="690" table:formula="of:=2*345" table:style-name="ce5">
            <text:p>690</text:p>
          </table:table-cell>
          <table:table-cell table:style-name="ce12"/>
          <table:table-cell table:style-name="ce8"/>
          <table:table-cell office:value-type="float" office:value="690" table:formula="of:=[.AB5]+[.AC5]" table:style-name="ce13">
            <text:p>690.00</text:p>
          </table:table-cell>
          <table:table-cell table:style-name="ce14"/>
          <table:table-cell table:style-name="ce5"/>
          <table:table-cell office:value-type="float" office:value="0" table:formula="of:=0.5*MAX([.T5]-[.AE5];0)" table:style-name="ce5">
            <text:p>0</text:p>
          </table:table-cell>
          <table:table-cell office:value-type="float" office:value="0" table:formula="of:=[.AG5]*140*[.R5]-[.AH5]" table:style-name="ce12">
            <text:p>0.00</text:p>
          </table:table-cell>
          <table:table-cell table:number-columns-repeated="1634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I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15">
            <text:p>400</text:p>
          </table:table-cell>
          <table:table-cell office:value-type="float" office:value="80" table:style-name="ce15">
            <text:p>80</text:p>
          </table:table-cell>
          <table:table-cell office:value-type="boolean" office:boolean-value="false" table:style-name="ce16">
            <text:p>FALSCH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[.G6]-[.R6]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00" table:style-name="ce16">
            <text:p>800</text:p>
          </table:table-cell>
          <table:table-cell office:value-type="float" office:value="512" table:style-name="ce16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3" table:style-name="ce7">
            <text:p>2013</text:p>
          </table:table-cell>
          <table:table-cell office:value-type="float" office:value="0" table:formula="of:=[.AG6]*[.R6]*140-[.AH6]" table:style-name="ce6">
            <text:p>0.00</text:p>
          </table:table-cell>
          <table:table-cell table:number-columns-repeated="3" table:style-name="ce7"/>
          <table:table-cell office:value-type="float" office:value="690" table:formula="of:=2*345" table:style-name="ce16">
            <text:p>690</text:p>
          </table:table-cell>
          <table:table-cell table:number-columns-repeated="2" table:style-name="ce8"/>
          <table:table-cell office:value-type="float" office:value="690" table:formula="of:=[.AB6]+[.AC6]" table:style-name="ce17">
            <text:p>690.00</text:p>
          </table:table-cell>
          <table:table-cell table:style-name="ce18"/>
          <table:table-cell table:style-name="ce15"/>
          <table:table-cell office:value-type="float" office:value="0" table:formula="of:=0.5*MAX([.T6]-[.AE6];0)" table:style-name="ce7">
            <text:p>0</text:p>
          </table:table-cell>
          <table:table-cell office:value-type="float" office:value="0" table:formula="of:=[.AG6]*140*[.R6]-[.AH6]" table:style-name="ce8">
            <text:p>0.00</text:p>
          </table:table-cell>
          <table:table-cell table:number-columns-repeated="16349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I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7]-[.R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2009" table:style-name="ce5">
            <text:p>2009</text:p>
          </table:table-cell>
          <table:table-cell office:value-type="float" office:value="140" table:formula="of:=[.AG7]*[.R7]*140-[.AH7]" table:style-name="ce6">
            <text:p>140.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P7])" table:style-name="ce1">
            <text:p>488.24</text:p>
          </table:table-cell>
          <table:table-cell office:value-type="float" office:value="364.32" table:formula="of:=0.759*([.M7]+[.N7])" table:style-name="ce12">
            <text:p>364.32</text:p>
          </table:table-cell>
          <table:table-cell table:style-name="ce8"/>
          <table:table-cell office:value-type="float" office:value="852.56" table:formula="of:=[.AB7]+[.AC7]" table:style-name="ce13">
            <text:p>852.56</text:p>
          </table:table-cell>
          <table:table-cell office:value-type="float" office:value="992.56" table:formula="of:=[.AE7]+140*[.R7]" table:style-name="ce10">
            <text:p>992.6</text:p>
          </table:table-cell>
          <table:table-cell office:value-type="boolean" office:boolean-value="true" table:formula="of:=AND(([.S7]&gt;600);([.T7]&lt;=[.AF7]))" table:style-name="ce1">
            <text:p>WAHR</text:p>
          </table:table-cell>
          <table:table-cell office:value-type="float" office:value="0" table:formula="of:=0.5*MAX([.T7]-[.AE7];0)" table:style-name="ce1">
            <text:p>0</text:p>
          </table:table-cell>
          <table:table-cell office:value-type="float" office:value="140" table:formula="of:=[.AG7]*140*[.R7]-[.AH7]" table:style-name="ce12">
            <text:p>140.00</text:p>
          </table:table-cell>
          <table:table-cell table:number-columns-repeated="1634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I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8]-[.R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64" table:style-name="ce7">
            <text:p>164</text:p>
          </table:table-cell>
          <table:table-cell office:value-type="float" office:value="0" table:style-name="ce7">
            <text:p>0</text:p>
          </table:table-cell>
          <table:table-cell office:value-type="float" office:value="2009" table:style-name="ce7">
            <text:p>2009</text:p>
          </table:table-cell>
          <table:table-cell office:value-type="float" office:value="140" table:formula="of:=[.AG8]*[.R8]*140-[.AH8]" table:style-name="ce6">
            <text:p>140.00</text:p>
          </table:table-cell>
          <table:table-cell table:number-columns-repeated="3" table:style-name="ce7"/>
          <table:table-cell office:value-type="float" office:value="488.23999999999995" table:formula="of:=359*(1+[.P8])" table:style-name="ce1">
            <text:p>488.24</text:p>
          </table:table-cell>
          <table:table-cell office:value-type="float" office:value="364.32" table:formula="of:=0.759*([.M8]+[.N8])" table:style-name="ce8">
            <text:p>364.32</text:p>
          </table:table-cell>
          <table:table-cell table:style-name="ce8"/>
          <table:table-cell office:value-type="float" office:value="852.56" table:formula="of:=[.AB8]+[.AC8]" table:style-name="ce9">
            <text:p>852.56</text:p>
          </table:table-cell>
          <table:table-cell office:value-type="float" office:value="992.56" table:formula="of:=[.AE8]+140*[.R8]" table:style-name="ce10">
            <text:p>992.6</text:p>
          </table:table-cell>
          <table:table-cell office:value-type="boolean" office:boolean-value="true" table:formula="of:=AND(([.S8]&gt;600);([.T8]&lt;=[.AF8]))" table:style-name="ce7">
            <text:p>WAHR</text:p>
          </table:table-cell>
          <table:table-cell office:value-type="float" office:value="0" table:formula="of:=0.5*MAX([.T8]-[.AE8];0)" table:style-name="ce7">
            <text:p>0</text:p>
          </table:table-cell>
          <table:table-cell office:value-type="float" office:value="140" table:formula="of:=[.AG8]*140*[.R8]-[.AH8]" table:style-name="ce8">
            <text:p>140.00</text:p>
          </table:table-cell>
          <table:table-cell table:number-columns-repeated="16349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I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9]-[.R9]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0" table:style-name="ce5">
            <text:p>2000</text:p>
          </table:table-cell>
          <table:table-cell office:value-type="float" office:value="1500" table:style-name="ce5">
            <text:p>1500</text:p>
          </table:table-cell>
          <table:table-cell office:value-type="float" office:value="462" table:formula="of:=3*154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217.67479999999998" table:formula="of:=[.AG9]*[.R9]*140-[.AH9]" table:style-name="ce6">
            <text:p>217.67</text:p>
          </table:table-cell>
          <table:table-cell table:style-name="ce7"/>
          <table:table-cell table:number-columns-repeated="2" table:style-name="ce11"/>
          <table:table-cell office:value-type="float" office:value="608.4" table:formula="of:=338*0.9*2" table:style-name="ce5">
            <text:p>608.4</text:p>
          </table:table-cell>
          <table:table-cell office:value-type="float" office:value="602.56399999999996" table:formula="of:=0.6212*([.M9]+[.N9])" table:style-name="ce12">
            <text:p>602.56</text:p>
          </table:table-cell>
          <table:table-cell table:style-name="ce12"/>
          <table:table-cell office:value-type="float" office:value="1210.9639999999999" table:formula="of:=[.AB9]+[.AC9]" table:style-name="ce13">
            <text:p>1210.96</text:p>
          </table:table-cell>
          <table:table-cell office:value-type="float" office:value="1630.9639999999999" table:formula="of:=[.AE9]+140*[.R9]" table:style-name="ce14">
            <text:p>1631.0</text:p>
          </table:table-cell>
          <table:table-cell office:value-type="boolean" office:boolean-value="true" table:formula="of:=AND(([.S9]&gt;900);([.T9]&lt;=[.AF9]))" table:style-name="ce5">
            <text:p>WAHR</text:p>
          </table:table-cell>
          <table:table-cell office:value-type="float" office:value="202.32520000000002" table:formula="of:=0.7*MAX([.T9]-[.AE9];0)" table:style-name="ce5">
            <text:p>202.3252</text:p>
          </table:table-cell>
          <table:table-cell office:value-type="float" office:value="217.67479999999998" table:formula="of:=[.AG9]*140*[.R9]-[.AH9]" table:style-name="ce12">
            <text:p>217.67</text:p>
          </table:table-cell>
          <table:table-cell table:number-columns-repeated="1634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I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0]-[.R10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G10]*[.R10]*140-[.AH10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M10]+[.N10])" table:style-name="ce8">
            <text:p>602.56</text:p>
          </table:table-cell>
          <table:table-cell table:style-name="ce8"/>
          <table:table-cell office:value-type="float" office:value="1210.9639999999999" table:formula="of:=[.AB10]+[.AC10]" table:style-name="ce9">
            <text:p>1210.96</text:p>
          </table:table-cell>
          <table:table-cell office:value-type="float" office:value="1630.9639999999999" table:formula="of:=[.AE10]+140*[.R10]" table:style-name="ce10">
            <text:p>1631.0</text:p>
          </table:table-cell>
          <table:table-cell office:value-type="boolean" office:boolean-value="true" table:formula="of:=AND(([.S10]&gt;900);([.T10]&lt;=[.AF10]))" table:style-name="ce1">
            <text:p>WAHR</text:p>
          </table:table-cell>
          <table:table-cell office:value-type="float" office:value="202.32520000000002" table:formula="of:=0.7*MAX([.T10]-[.AE10];0)" table:style-name="ce5">
            <text:p>202.3252</text:p>
          </table:table-cell>
          <table:table-cell office:value-type="float" office:value="217.67479999999998" table:formula="of:=[.AG10]*140*[.R10]-[.AH10]" table:style-name="ce8">
            <text:p>217.67</text:p>
          </table:table-cell>
          <table:table-cell table:number-columns-repeated="1634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I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1]-[.R11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G11]*[.R11]*140-[.AH11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M11]+[.N11])" table:style-name="ce8">
            <text:p>602.56</text:p>
          </table:table-cell>
          <table:table-cell table:style-name="ce8"/>
          <table:table-cell office:value-type="float" office:value="1210.9639999999999" table:formula="of:=[.AB11]+[.AC11]" table:style-name="ce9">
            <text:p>1210.96</text:p>
          </table:table-cell>
          <table:table-cell office:value-type="float" office:value="1630.9639999999999" table:formula="of:=[.AE11]+140*[.R11]" table:style-name="ce10">
            <text:p>1631.0</text:p>
          </table:table-cell>
          <table:table-cell office:value-type="boolean" office:boolean-value="true" table:formula="of:=AND(([.S11]&gt;900);([.T11]&lt;=[.AF11]))" table:style-name="ce1">
            <text:p>WAHR</text:p>
          </table:table-cell>
          <table:table-cell office:value-type="float" office:value="202.32520000000002" table:formula="of:=0.7*MAX([.T11]-[.AE11];0)" table:style-name="ce5">
            <text:p>202.3252</text:p>
          </table:table-cell>
          <table:table-cell office:value-type="float" office:value="217.67479999999998" table:formula="of:=[.AG11]*140*[.R11]-[.AH11]" table:style-name="ce8">
            <text:p>217.67</text:p>
          </table:table-cell>
          <table:table-cell table:number-columns-repeated="1634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I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2]-[.R12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G12]*[.R12]*140-[.AH12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M12]+[.N12])" table:style-name="ce8">
            <text:p>602.56</text:p>
          </table:table-cell>
          <table:table-cell table:style-name="ce8"/>
          <table:table-cell office:value-type="float" office:value="1210.9639999999999" table:formula="of:=[.AB12]+[.AC12]" table:style-name="ce9">
            <text:p>1210.96</text:p>
          </table:table-cell>
          <table:table-cell office:value-type="float" office:value="1630.9639999999999" table:formula="of:=[.AE12]+140*[.R12]" table:style-name="ce10">
            <text:p>1631.0</text:p>
          </table:table-cell>
          <table:table-cell office:value-type="boolean" office:boolean-value="true" table:formula="of:=AND(([.S12]&gt;900);([.T12]&lt;=[.AF12]))" table:style-name="ce1">
            <text:p>WAHR</text:p>
          </table:table-cell>
          <table:table-cell office:value-type="float" office:value="202.32520000000002" table:formula="of:=0.7*MAX([.T12]-[.AE12];0)" table:style-name="ce5">
            <text:p>202.3252</text:p>
          </table:table-cell>
          <table:table-cell office:value-type="float" office:value="217.67479999999998" table:formula="of:=[.AG12]*140*[.R12]-[.AH12]" table:style-name="ce8">
            <text:p>217.67</text:p>
          </table:table-cell>
          <table:table-cell table:number-columns-repeated="1634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I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3]-[.R13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G13]*[.R13]*140-[.AH13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M13]+[.N13])" table:style-name="ce8">
            <text:p>602.56</text:p>
          </table:table-cell>
          <table:table-cell table:style-name="ce8"/>
          <table:table-cell office:value-type="float" office:value="1210.9639999999999" table:formula="of:=[.AB13]+[.AC13]" table:style-name="ce9">
            <text:p>1210.96</text:p>
          </table:table-cell>
          <table:table-cell office:value-type="float" office:value="1630.9639999999999" table:formula="of:=[.AE13]+140*[.R13]" table:style-name="ce10">
            <text:p>1631.0</text:p>
          </table:table-cell>
          <table:table-cell office:value-type="boolean" office:boolean-value="true" table:formula="of:=AND(([.S13]&gt;900);([.T13]&lt;=[.AF13]))" table:style-name="ce1">
            <text:p>WAHR</text:p>
          </table:table-cell>
          <table:table-cell office:value-type="float" office:value="202.32520000000002" table:formula="of:=0.7*MAX([.T13]-[.AE13];0)" table:style-name="ce5">
            <text:p>202.3252</text:p>
          </table:table-cell>
          <table:table-cell office:value-type="float" office:value="217.67479999999998" table:formula="of:=[.AG13]*140*[.R13]-[.AH13]" table:style-name="ce8">
            <text:p>217.67</text:p>
          </table:table-cell>
          <table:table-cell table:number-columns-repeated="16349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I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5">
            <text:p>720</text:p>
          </table:table-cell>
          <table:table-cell office:value-type="float" office:value="110" table:style-name="ce5">
            <text:p>11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500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style-name="ce7"/>
          <table:table-cell table:number-columns-repeated="2" table:style-name="ce11"/>
          <table:table-cell office:value-type="float" office:value="873" table:formula="of:=3*291" table:style-name="ce11">
            <text:p>873</text:p>
          </table:table-cell>
          <table:table-cell table:number-columns-repeated="2" table:style-name="ce5"/>
          <table:table-cell office:value-type="float" office:value="873" table:formula="of:=[.AB14]+[.AC14]" table:style-name="ce13">
            <text:p>873.00</text:p>
          </table:table-cell>
          <table:table-cell table:number-columns-repeated="2" table:style-name="ce5"/>
          <table:table-cell office:value-type="float" office:value="352.5" table:formula="of:=0.5*MAX([.T14]-[.AE14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I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B15]+[.AC15]" table:style-name="ce9">
            <text:p>873.00</text:p>
          </table:table-cell>
          <table:table-cell table:number-columns-repeated="2" table:style-name="ce1"/>
          <table:table-cell office:value-type="float" office:value="352.5" table:formula="of:=0.5*MAX([.T15]-[.AE15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I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B16]+[.AC16]" table:style-name="ce9">
            <text:p>873.00</text:p>
          </table:table-cell>
          <table:table-cell table:number-columns-repeated="2" table:style-name="ce1"/>
          <table:table-cell office:value-type="float" office:value="352.5" table:formula="of:=0.5*MAX([.T16]-[.AE16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9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I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17]-[.R1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94" table:style-name="ce5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2019" table:style-name="ce5">
            <text:p>2019</text:p>
          </table:table-cell>
          <table:table-cell office:value-type="float" office:value="10" table:formula="of:=[.R17]*170*[.AG17]-160" table:style-name="ce6">
            <text:p>10.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P17])" table:style-name="ce1">
            <text:p>488.24</text:p>
          </table:table-cell>
          <table:table-cell office:value-type="float" office:value="364.32" table:formula="of:=0.759*([.M17]+[.N17])" table:style-name="ce12">
            <text:p>364.32</text:p>
          </table:table-cell>
          <table:table-cell table:style-name="ce8"/>
          <table:table-cell office:value-type="float" office:value="852.56" table:formula="of:=[.AB17]+[.AC17]" table:style-name="ce13">
            <text:p>852.56</text:p>
          </table:table-cell>
          <table:table-cell office:value-type="float" office:value="992.56" table:formula="of:=[.AE17]+140*[.R17]" table:style-name="ce10">
            <text:p>992.6</text:p>
          </table:table-cell>
          <table:table-cell office:value-type="boolean" office:boolean-value="true" table:formula="of:=AND(([.S17]&gt;600);([.T17]&lt;=[.AF17]))" table:style-name="ce1">
            <text:p>WAHR</text:p>
          </table:table-cell>
          <table:table-cell office:value-type="float" office:value="0" table:formula="of:=0.5*MAX([.T17]-[.AE17];0)" table:style-name="ce1">
            <text:p>0</text:p>
          </table:table-cell>
          <table:table-cell office:value-type="float" office:value="0" table:style-name="ce12">
            <text:p>0.00</text:p>
          </table:table-cell>
          <table:table-cell table:number-columns-repeated="16349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I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18]-[.R1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94" table:style-name="ce7">
            <text:p>194</text:p>
          </table:table-cell>
          <table:table-cell office:value-type="float" office:value="160" table:style-name="ce7">
            <text:p>160</text:p>
          </table:table-cell>
          <table:table-cell office:value-type="float" office:value="2019" table:style-name="ce7">
            <text:p>2019</text:p>
          </table:table-cell>
          <table:table-cell office:value-type="float" office:value="10" table:formula="of:=[.R18]*170*[.AG18]-160" table:style-name="ce6">
            <text:p>10.00</text:p>
          </table:table-cell>
          <table:table-cell table:number-columns-repeated="3" table:style-name="ce7"/>
          <table:table-cell office:value-type="float" office:value="488.23999999999995" table:formula="of:=359*(1+[.P18])" table:style-name="ce1">
            <text:p>488.24</text:p>
          </table:table-cell>
          <table:table-cell office:value-type="float" office:value="364.32" table:formula="of:=0.759*([.M18]+[.N18])" table:style-name="ce8">
            <text:p>364.32</text:p>
          </table:table-cell>
          <table:table-cell table:style-name="ce8"/>
          <table:table-cell office:value-type="float" office:value="852.56" table:formula="of:=[.AB18]+[.AC18]" table:style-name="ce9">
            <text:p>852.56</text:p>
          </table:table-cell>
          <table:table-cell office:value-type="float" office:value="992.56" table:formula="of:=[.AE18]+140*[.R18]" table:style-name="ce10">
            <text:p>992.6</text:p>
          </table:table-cell>
          <table:table-cell office:value-type="boolean" office:boolean-value="true" table:formula="of:=AND(([.S18]&gt;600);([.T18]&lt;=[.AF18]))" table:style-name="ce7">
            <text:p>WAHR</text:p>
          </table:table-cell>
          <table:table-cell office:value-type="float" office:value="0" table:formula="of:=0.5*MAX([.T18]-[.AE18];0)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number-columns-repeated="16349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I1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19]-[.R19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R19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G19]*[.R19]*140-[.AH19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M19]+[.N19])" table:style-name="ce8">
            <text:p>665.28</text:p>
          </table:table-cell>
          <table:table-cell table:style-name="ce8"/>
          <table:table-cell office:value-type="float" office:value="1393.28" table:formula="of:=[.AB19]+[.AC19]" table:style-name="ce9">
            <text:p>1393.28</text:p>
          </table:table-cell>
          <table:table-cell office:value-type="float" office:value="1563.28" table:formula="of:=[.AE19]+170*[.R19]" table:style-name="ce10">
            <text:p>1563.3</text:p>
          </table:table-cell>
          <table:table-cell office:value-type="boolean" office:boolean-value="true" table:formula="of:=AND(([.S19]&gt;900);([.T19]&lt;=[.AF19]))" table:style-name="ce1">
            <text:p>WAHR</text:p>
          </table:table-cell>
          <table:table-cell office:value-type="float" office:value="0" table:formula="of:=0.5*MAX([.T19]-[.AE19];0)" table:style-name="ce8">
            <text:p>0.00</text:p>
          </table:table-cell>
          <table:table-cell office:value-type="float" office:value="140" table:formula="of:=[.AG19]*140*[.R19]-[.AH19]" table:style-name="ce8">
            <text:p>140.00</text:p>
          </table:table-cell>
          <table:table-cell table:number-columns-repeated="16349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I2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0]-[.R20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R20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G20]*[.R20]*140-[.AH20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M20]+[.N20])" table:style-name="ce8">
            <text:p>665.28</text:p>
          </table:table-cell>
          <table:table-cell table:style-name="ce8"/>
          <table:table-cell office:value-type="float" office:value="1393.28" table:formula="of:=[.AB20]+[.AC20]" table:style-name="ce9">
            <text:p>1393.28</text:p>
          </table:table-cell>
          <table:table-cell office:value-type="float" office:value="1563.28" table:formula="of:=[.AE20]+170*[.R20]" table:style-name="ce10">
            <text:p>1563.3</text:p>
          </table:table-cell>
          <table:table-cell office:value-type="boolean" office:boolean-value="true" table:formula="of:=AND(([.S20]&gt;900);([.T20]&lt;=[.AF20]))" table:style-name="ce1">
            <text:p>WAHR</text:p>
          </table:table-cell>
          <table:table-cell office:value-type="float" office:value="0" table:formula="of:=0.5*MAX([.T20]-[.AE20];0)" table:style-name="ce1">
            <text:p>0</text:p>
          </table:table-cell>
          <table:table-cell office:value-type="float" office:value="140" table:formula="of:=[.AG20]*140*[.R20]-[.AH20]" table:style-name="ce8">
            <text:p>140.00</text:p>
          </table:table-cell>
          <table:table-cell table:number-columns-repeated="16349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1]-[.R21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R21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G21]*[.R21]*140-[.AH21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M21]+[.N21])" table:style-name="ce8">
            <text:p>665.28</text:p>
          </table:table-cell>
          <table:table-cell table:style-name="ce8"/>
          <table:table-cell office:value-type="float" office:value="1393.28" table:formula="of:=[.AB21]+[.AC21]" table:style-name="ce9">
            <text:p>1393.28</text:p>
          </table:table-cell>
          <table:table-cell office:value-type="float" office:value="1563.28" table:formula="of:=[.AE21]+170*[.R21]" table:style-name="ce10">
            <text:p>1563.3</text:p>
          </table:table-cell>
          <table:table-cell office:value-type="boolean" office:boolean-value="true" table:formula="of:=AND(([.S21]&gt;900);([.T21]&lt;=[.AF21]))" table:style-name="ce1">
            <text:p>WAHR</text:p>
          </table:table-cell>
          <table:table-cell office:value-type="float" office:value="0" table:formula="of:=0.5*MAX([.T21]-[.AE21];0)" table:style-name="ce1">
            <text:p>0</text:p>
          </table:table-cell>
          <table:table-cell office:value-type="float" office:value="140" table:formula="of:=[.AG21]*140*[.R21]-[.AH21]" table:style-name="ce8">
            <text:p>140.00</text:p>
          </table:table-cell>
          <table:table-cell table:number-columns-repeated="16349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1" table:style-name="ce5">
            <text:p>21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I2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22]-[.R22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2020" table:style-name="ce5">
            <text:p>2020</text:p>
          </table:table-cell>
          <table:table-cell office:value-type="float" office:value="117.5" table:formula="of:=[.R22]*185*[.AG22]-(0.45*150)" table:style-name="ce6">
            <text:p>117.5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P22])" table:style-name="ce1">
            <text:p>488.24</text:p>
          </table:table-cell>
          <table:table-cell office:value-type="float" office:value="364.32" table:formula="of:=0.759*([.M22]+[.N22])" table:style-name="ce12">
            <text:p>364.32</text:p>
          </table:table-cell>
          <table:table-cell table:style-name="ce8"/>
          <table:table-cell office:value-type="float" office:value="852.56" table:formula="of:=[.AB22]+[.AC22]" table:style-name="ce13">
            <text:p>852.56</text:p>
          </table:table-cell>
          <table:table-cell office:value-type="float" office:value="992.56" table:formula="of:=[.AE22]+140*[.R22]" table:style-name="ce10">
            <text:p>992.6</text:p>
          </table:table-cell>
          <table:table-cell office:value-type="boolean" office:boolean-value="true" table:formula="of:=AND(([.S22]&gt;600);([.T22]&lt;=[.AF22]))" table:style-name="ce1">
            <text:p>WAHR</text:p>
          </table:table-cell>
          <table:table-cell office:value-type="float" office:value="0" table:formula="of:=0.45*MAX([.T22]-[.AE22];0)" table:style-name="ce1">
            <text:p>0</text:p>
          </table:table-cell>
          <table:table-cell office:value-type="float" office:value="0" table:style-name="ce12">
            <text:p>0.00</text:p>
          </table:table-cell>
          <table:table-cell table:number-columns-repeated="16349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0" table:style-name="ce1">
            <text:p>15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23]-[.R23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204" table:style-name="ce7">
            <text:p>204</text:p>
          </table:table-cell>
          <table:table-cell office:value-type="float" office:value="0" table:style-name="ce7">
            <text:p>0</text:p>
          </table:table-cell>
          <table:table-cell office:value-type="float" office:value="2020" table:style-name="ce7">
            <text:p>2020</text:p>
          </table:table-cell>
          <table:table-cell office:value-type="float" office:value="117.5" table:formula="of:=[.R23]*185*[.AG23]-(0.45*150)" table:style-name="ce6">
            <text:p>117.50</text:p>
          </table:table-cell>
          <table:table-cell table:number-columns-repeated="3" table:style-name="ce7"/>
          <table:table-cell office:value-type="float" office:value="488.23999999999995" table:formula="of:=359*(1+[.P23])" table:style-name="ce1">
            <text:p>488.24</text:p>
          </table:table-cell>
          <table:table-cell office:value-type="float" office:value="364.32" table:formula="of:=0.759*([.M23]+[.N23])" table:style-name="ce8">
            <text:p>364.32</text:p>
          </table:table-cell>
          <table:table-cell table:style-name="ce8"/>
          <table:table-cell office:value-type="float" office:value="852.56" table:formula="of:=[.AB23]+[.AC23]" table:style-name="ce9">
            <text:p>852.56</text:p>
          </table:table-cell>
          <table:table-cell office:value-type="float" office:value="992.56" table:formula="of:=[.AE23]+140*[.R23]" table:style-name="ce10">
            <text:p>992.6</text:p>
          </table:table-cell>
          <table:table-cell office:value-type="boolean" office:boolean-value="true" table:formula="of:=AND(([.S23]&gt;600);([.T23]&lt;=[.AF23]))" table:style-name="ce7">
            <text:p>WAHR</text:p>
          </table:table-cell>
          <table:table-cell office:value-type="float" office:value="0" table:formula="of:=0.45*MAX([.T23]-[.AE23];0)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number-columns-repeated="16349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300" table:style-name="ce1">
            <text:p>13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00" table:style-name="ce1">
            <text:p>8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0" table:style-name="ce1">
            <text:p>1300</text:p>
          </table:table-cell>
          <table:table-cell office:value-type="float" office:value="900" table:style-name="ce1">
            <text:p>900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2017" table:style-name="ce1">
            <text:p>2017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float" office:value="359" table:style-name="ce1">
            <text:p>359</text:p>
          </table:table-cell>
          <table:table-cell office:value-type="float" office:value="633.41" table:style-name="ce1">
            <text:p>633.41</text:p>
          </table:table-cell>
          <table:table-cell table:style-name="ce1"/>
          <table:table-cell office:value-type="float" office:value="992.41" table:style-name="ce1">
            <text:p>992.41</text:p>
          </table:table-cell>
          <table:table-cell office:value-type="float" office:value="1272.4000000000001" table:style-name="ce8">
            <text:p>1272.40</text:p>
          </table:table-cell>
          <table:table-cell office:value-type="boolean" office:boolean-value="true" table:formula="of:=AND(([.S24]&gt;600);([.T24]&lt;=[.AF24]))" table:style-name="ce7">
            <text:p>WAHR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8"/>
          <table:table-cell table:number-columns-repeated="1634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00" table:style-name="ce1">
            <text:p>8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0" table:style-name="ce1">
            <text:p>1300</text:p>
          </table:table-cell>
          <table:table-cell office:value-type="float" office:value="900" table:style-name="ce1">
            <text:p>900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2017" table:style-name="ce1">
            <text:p>2017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float" office:value="359" table:style-name="ce1">
            <text:p>359</text:p>
          </table:table-cell>
          <table:table-cell office:value-type="float" office:value="633.41" table:style-name="ce1">
            <text:p>633.41</text:p>
          </table:table-cell>
          <table:table-cell table:style-name="ce1"/>
          <table:table-cell office:value-type="float" office:value="992.41" table:style-name="ce1">
            <text:p>992.41</text:p>
          </table:table-cell>
          <table:table-cell office:value-type="float" office:value="1272.4000000000001" table:style-name="ce8">
            <text:p>1272.40</text:p>
          </table:table-cell>
          <table:table-cell office:value-type="boolean" office:boolean-value="true" table:formula="of:=AND(([.S25]&gt;600);([.T25]&lt;=[.AF25]))" table:style-name="ce7">
            <text:p>WAHR</text:p>
          </table:table-cell>
          <table:table-cell office:value-type="float" office:value="0" table:style-name="ce1">
            <text:p>0</text:p>
          </table:table-cell>
          <table:table-cell table:number-columns-repeated="2" table:style-name="ce8"/>
          <table:table-cell table:number-columns-repeated="1634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800" table:style-name="ce1">
            <text:p>8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0" table:style-name="ce1">
            <text:p>1300</text:p>
          </table:table-cell>
          <table:table-cell office:value-type="float" office:value="900" table:style-name="ce1">
            <text:p>900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2017" table:style-name="ce1">
            <text:p>2017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float" office:value="359" table:style-name="ce1">
            <text:p>359</text:p>
          </table:table-cell>
          <table:table-cell office:value-type="float" office:value="633.41" table:style-name="ce1">
            <text:p>633.41</text:p>
          </table:table-cell>
          <table:table-cell table:style-name="ce1"/>
          <table:table-cell office:value-type="float" office:value="992.41" table:style-name="ce1">
            <text:p>992.41</text:p>
          </table:table-cell>
          <table:table-cell office:value-type="float" office:value="1272.4000000000001" table:style-name="ce8">
            <text:p>1272.40</text:p>
          </table:table-cell>
          <table:table-cell office:value-type="boolean" office:boolean-value="true" table:formula="of:=AND(([.S26]&gt;600);([.T26]&lt;=[.AF26]))" table:style-name="ce7">
            <text:p>WAHR</text:p>
          </table:table-cell>
          <table:table-cell office:value-type="float" office:value="0" table:style-name="ce1">
            <text:p>0</text:p>
          </table:table-cell>
          <table:table-cell table:number-columns-repeated="2" table:style-name="ce8"/>
          <table:table-cell table:number-columns-repeated="1634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style-name="ce7">
            <text:p>WAHR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800" table:style-name="ce1">
            <text:p>8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0" table:style-name="ce1">
            <text:p>1300</text:p>
          </table:table-cell>
          <table:table-cell office:value-type="float" office:value="900" table:style-name="ce1">
            <text:p>900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2017" table:style-name="ce1">
            <text:p>2017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float" office:value="359" table:style-name="ce1">
            <text:p>359</text:p>
          </table:table-cell>
          <table:table-cell office:value-type="float" office:value="633.41" table:style-name="ce1">
            <text:p>633.41</text:p>
          </table:table-cell>
          <table:table-cell table:style-name="ce1"/>
          <table:table-cell office:value-type="float" office:value="992.41" table:style-name="ce1">
            <text:p>992.41</text:p>
          </table:table-cell>
          <table:table-cell office:value-type="float" office:value="1272.4000000000001" table:style-name="ce8">
            <text:p>1272.40</text:p>
          </table:table-cell>
          <table:table-cell office:value-type="boolean" office:boolean-value="true" table:formula="of:=AND(([.S27]&gt;600);([.T27]&lt;=[.AF27]))" table:style-name="ce7">
            <text:p>WAHR</text:p>
          </table:table-cell>
          <table:table-cell office:value-type="float" office:value="0" table:style-name="ce1">
            <text:p>0</text:p>
          </table:table-cell>
          <table:table-cell table:number-columns-repeated="2" table:style-name="ce8"/>
          <table:table-cell table:number-columns-repeated="16348"/>
        </table:table-row>
        <table:table-row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number-columns-repeated="2"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49" table:style-name="ce1"/>
        </table:table-row>
        <table:table-row table:number-rows-repeated="10" table:style-name="ro2">
          <table:table-cell table:number-columns-repeated="31"/>
          <table:table-cell table:style-name="ce8"/>
          <table:table-cell table:number-columns-repeated="2" table:style-name="ce1"/>
          <table:table-cell table:style-name="ce8"/>
          <table:table-cell table:number-columns-repeated="16349"/>
        </table:table-row>
        <table:table-row table:number-rows-repeated="10485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28T12:43:50Z</dc:date>
    <meta:editing-duration>PT0S</meta:editing-duration>
  </office:meta>
</office:document-meta>
</file>